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lano de Campanha para Evento Híbrido: “Inovação em Foco”</text:span></text:p>
      <text:p text:style-name="Horizontal_20_Line"/>
      <text:h text:style-name="Heading_20_3" text:outline-level="3">1. Resumo Executivo</text:h>
      <text:p text:style-name="Text_20_body">Objetivo: Alcançar 1.000 participantes (50% presencial / 50% online) no evento híbrido destinado a líderes de inovação, startups e investidores.<text:line-break/>Orçamento: R$ 300.000<text:line-break/>Prazos-chave:</text:p>
      <text:list xml:id="list491834165" text:style-name="L1">
        <text:list-item>
          <text:p text:style-name="P2">Pré-campanha começa em 01/09</text:p>
        </text:list-item>
        <text:list-item>
          <text:p text:style-name="P1">Evento em 15/10</text:p>
        </text:list-item>
      </text:list>
      <text:p text:style-name="Text_20_body">Tom da comunicação: Institucional e inspirador.<text:line-break/>KPIs:</text:p>
      <text:list xml:id="list1918400949" text:style-name="L2">
        <text:list-item>
          <text:p text:style-name="P4">Inscrições totais e por canal</text:p>
        </text:list-item>
        <text:list-item>
          <text:p text:style-name="P4">Taxa de presença (check-in presencial + login online)</text:p>
        </text:list-item>
        <text:list-item>
          <text:p text:style-name="P3">Engajamento pós-evento (pesquisas, conteúdo consumido, interações nas comunidades)</text:p>
        </text:list-item>
      </text:list>
      <text:p text:style-name="Text_20_body">Integração tecnológica: CRM integrado com check-in automático e fluxo de follow-up automatizado para otimizar relacionamento e mensuração.</text:p>
      <text:p text:style-name="Horizontal_20_Line"/>
      <text:h text:style-name="Heading_20_3" text:outline-level="3">2. Timeline / Cronograma</text:h>
      <text:p text:style-name="Text_20_body">| Período | Etapa | Objetivos | |-----------------------|--------------------------------|-----------------------------------------------------| | 01/09 a 15/09 | Pré-lançamento &amp; Aquecimento | Teaser + Build awareness em comunidades e listas | | 16/09 a 30/09 | Inscrições abertas + Paid Media | Captar inscrições via e-mail, mídias pagas e WhatsApp| | 01/10 a 10/10 | Engajamento e retenção | Nutrição via e-mail, grupos WhatsApp e comunidades | | 11/10 a 14/10 | Reminder final | Envio de lembretes via todos os canais | | 15/10 | Evento (Dia D) | Check-in + transmissão online + interação | | 16/10 a 31/10 | Pós-evento | Follow-up, pesquisas, conteúdos complementares |</text:p>
      <text:p text:style-name="Horizontal_20_Line"/>
      <text:h text:style-name="Heading_20_3" text:outline-level="3">3. Canais Recomendados e Estratégias</text:h>
      <text:p text:style-name="Text_20_body">| Canal | Estratégia | Orçamento Estimado | KPI Principal | |----------------|------------------------------------------------------------------------------------------------|---------------------------------|--------------------------------| | Eventos | Parcerias com eventos locais e online (pitches, meetups), palestras teaser para captação | R$ 50.000 (patrocínios + participação) | Leads gerados e inscrições diretas | | Email Marketing| Segmentação CRM, sequências para nutrição, convites e lembretes | R$ 30.000 (ferramenta + produção) | Taxa de abertura e conversão | | Paid Media | LinkedIn Ads (foco B2B, líderes, investidores), Google Ads (segmentação por interesse) | R$ 120.000 | CTR, CPC, inscrições geradas | | WhatsApp | Listas segmentadas, envio de convites personalizados e lembretes via disparos automatizados | R$ 20.000 (ferramentas + equipe) | Taxa de resposta e cliques | | Comunidades | Fóruns, grupos de startups, canais de inovação em <text:soft-page-break/>Slack/Telegram/Discord, influencers parceiros | R$ 20.000 (parcerias e produção) | Engajamento e inscrições via referência |</text:p>
      <text:p text:style-name="Text_20_body"><text:span text:style-name="Emphasis">(R$ 60.000 reservado para produção de conteúdo audiovisual, ferramentas e equipe de suporte)</text:span></text:p>
      <text:p text:style-name="Horizontal_20_Line"/>
      <text:h text:style-name="Heading_20_3" text:outline-level="3">4. Conteúdos-chave</text:h>
      <text:list xml:id="list1149145358" text:style-name="L3">
        <text:list-item>
          <text:p text:style-name="P6"><text:span text:style-name="Strong_20_Emphasis">Teasers Vídeo</text:span> (30s) institucionais e inspiradores apresentando o tema e convidando ao evento</text:p>
        </text:list-item>
        <text:list-item>
          <text:p text:style-name="P6"><text:span text:style-name="Strong_20_Emphasis">Webinars curtos</text:span> com palestrantes confirmados como prévia do evento</text:p>
        </text:list-item>
        <text:list-item>
          <text:p text:style-name="P6"><text:span text:style-name="Strong_20_Emphasis">Depoimentos</text:span> de líderes renomados e participantes passados</text:p>
        </text:list-item>
        <text:list-item>
          <text:p text:style-name="P6"><text:span text:style-name="Strong_20_Emphasis">Emails</text:span> informativos, sequenciais e personalizados com CTA para inscrição</text:p>
        </text:list-item>
        <text:list-item>
          <text:p text:style-name="P6"><text:span text:style-name="Strong_20_Emphasis">Posts para redes e comunidades</text:span> focados em painéis, networking e oportunidades no evento</text:p>
        </text:list-item>
        <text:list-item>
          <text:p text:style-name="P5"><text:span text:style-name="Strong_20_Emphasis">Mensagens WhatsApp</text:span> diretas, com linguagem institucional, convite oficial, lembretes e links ágeis para inscrição</text:p>
        </text:list-item>
      </text:list>
      <text:p text:style-name="Horizontal_20_Line"/>
      <text:h text:style-name="Heading_20_3" text:outline-level="3">5. Integração e Automação</text:h>
      <text:list xml:id="list2701225108" text:style-name="L4">
        <text:list-item>
          <text:p text:style-name="P8">CRM integrado com plataforma de inscrição e check-in digital (QR codes para presencial e login para online)</text:p>
        </text:list-item>
        <text:list-item>
          <text:p text:style-name="P8">Fluxos automáticos: inscrição &gt; confirmação &gt; lembrete pré-evento &gt; check-in &gt; follow-up pós-evento com pesquisa e conteúdos exclusivos</text:p>
        </text:list-item>
        <text:list-item>
          <text:p text:style-name="P7">Dashboard em tempo real para monitorar inscrições, taxa de presença e engajamento (ajustes táticos baseados em dados)</text:p>
        </text:list-item>
      </text:list>
      <text:p text:style-name="Horizontal_20_Line"/>
      <text:h text:style-name="Heading_20_3" text:outline-level="3">6. Próximos Passos Imediatos</text:h>
      <text:list xml:id="list2476260542" text:style-name="L5">
        <text:list-item>
          <text:p text:style-name="P10">Confirmar fornecedores de tecnologia e integrações para inscrição e check-in (até 05/08)</text:p>
        </text:list-item>
        <text:list-item>
          <text:p text:style-name="P10">Desenvolver criativos e vídeos institucionais (até 15/08)</text:p>
        </text:list-item>
        <text:list-item>
          <text:p text:style-name="P10">Planejar cronograma detalhado de disparos e anúncios (até 20/08)</text:p>
        </text:list-item>
        <text:list-item>
          <text:p text:style-name="P10">Configurar automações em CRM e treinamentos para equipe de suporte (até 25/08)</text:p>
        </text:list-item>
        <text:list-item>
          <text:p text:style-name="P9">Desencadear a pré-campanha no dia 01/09 conforme planejamento</text:p>
        </text:list-item>
      </text:list>
      <text:p text:style-name="Horizontal_20_Line"/>
      <text:p text:style-name="Text_20_body">Se precisar, posso elaborar uma pauta detalhada dos conteúdos ou o roteiro para anúncios pagos!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3T10:14:30.861000000</meta:creation-date>
    <dc:date>2025-11-03T10:15:04.543000000</dc:date>
    <meta:editing-duration>PT33S</meta:editing-duration>
    <meta:editing-cycles>1</meta:editing-cycles>
    <meta:document-statistic meta:table-count="0" meta:image-count="0" meta:object-count="0" meta:page-count="2" meta:paragraph-count="33" meta:word-count="572" meta:character-count="3948" meta:non-whitespace-character-count="3435"/>
    <meta:generator>LibreOffice/7.3.2.2$Windows_X86_64 LibreOffice_project/49f2b1bff42cfccbd8f788c8dc32c1c309559be0</meta:generator>
  </office:meta>
</office:document-meta>
</file>